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Open Sans" svg:font-family="'Open Sans', sans-serif"/>
    <style:font-face style:name="PT Sans" svg:font-family="'PT Sans', Arial, Tahoma, Verdana, sans-serif"/>
    <style:font-face style:name="Roboto" svg:font-family="Roboto, apple-system, BlinkMacSystemFont, 'Helvetica Neue', 'Segoe UI', Oxygen, Ubuntu, Cantarell, 'Open Sans', sans-serif"/>
    <style:font-face style:name="helvetica" svg:font-family="helvetica, Arial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2pt" fo:font-style="normal" style:text-underline-style="none" fo:font-weight="normal" officeooo:paragraph-rsid="000746d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07e9cb"/>
    </style:style>
    <style:style style:name="P9" style:family="paragraph" style:parent-style-name="Text_20_body">
      <style:paragraph-properties fo:margin-left="0cm" fo:margin-right="0cm" fo:margin-top="0cm" fo:margin-bottom="0.661cm" loext:contextual-spacing="false" style:line-height-at-least="0.714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661cm" loext:contextual-spacing="false" style:line-height-at-least="0.714cm" fo:text-align="justify" style:justify-single-word="false" fo:widows="1" fo:text-indent="0cm" style:auto-text-indent="false"/>
      <style:text-properties officeooo:paragraph-rsid="000a7b9f"/>
    </style:style>
    <style:style style:name="P11" style:family="paragraph" style:parent-style-name="Text_20_body">
      <style:paragraph-properties fo:margin-top="0cm" fo:margin-bottom="0cm" loext:contextual-spacing="false" style:line-height-at-least="0.582cm" fo:widows="1" fo:padding="0cm" fo:border="none"/>
    </style:style>
    <style:style style:name="P12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</style:style>
    <style:style style:name="P13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0911f2"/>
    </style:style>
    <style:style style:name="T3" style:family="text">
      <style:text-properties fo:font-variant="normal" fo:text-transform="none" fo:color="#252525" fo:font-size="10.5pt" fo:letter-spacing="normal" fo:font-style="normal" fo:font-weight="normal"/>
    </style:style>
    <style:style style:name="T4" style:family="text">
      <style:text-properties fo:font-variant="normal" fo:text-transform="none" fo:color="#252525" fo:font-size="10.5pt" fo:letter-spacing="normal" fo:font-style="normal" fo:font-weight="normal" officeooo:rsid="000911f2"/>
    </style:style>
    <style:style style:name="T5" style:family="text">
      <style:text-properties fo:font-variant="normal" fo:text-transform="none" fo:color="#252525" style:font-name="Arial1" fo:font-size="10.5pt" fo:letter-spacing="normal" fo:font-style="normal" fo:font-weight="normal"/>
    </style:style>
    <style:style style:name="T6" style:family="text">
      <style:text-properties fo:font-variant="normal" fo:text-transform="none" fo:color="#252525" style:font-name="Arial1" fo:font-size="10.5pt" fo:letter-spacing="normal" fo:font-style="normal" fo:font-weight="normal" officeooo:rsid="000911f2"/>
    </style:style>
    <style:style style:name="T7" style:family="text">
      <style:text-properties fo:font-variant="normal" fo:text-transform="none" fo:color="#252525" style:font-name="Arial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52525" style:font-name="Arial1" fo:font-size="12pt" fo:letter-spacing="normal" fo:font-style="normal" fo:font-weight="normal" officeooo:rsid="000911f2" style:font-size-asian="12pt" style:font-size-complex="12pt"/>
    </style:style>
    <style:style style:name="T9" style:family="text">
      <style:text-properties fo:font-variant="normal" fo:text-transform="none" fo:color="#252525" style:font-name="Arial1" fo:letter-spacing="normal" fo:font-style="normal" fo:font-weight="normal"/>
    </style:style>
    <style:style style:name="T10" style:family="text">
      <style:text-properties fo:font-variant="normal" fo:text-transform="none" fo:color="#252525" style:font-name="Arial1" fo:letter-spacing="normal" fo:font-style="normal" fo:font-weight="normal" officeooo:rsid="000911f2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b0080" style:text-line-through-style="none" style:text-line-through-type="none" style:font-name="Arial1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15" style:family="text">
      <style:text-properties fo:font-variant="normal" fo:text-transform="none" fo:color="#0b0080" style:text-line-through-style="none" style:text-line-through-type="none" style:font-name="Arial1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style:font-name="Arial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font-name="Arial1" fo:font-size="12pt" fo:letter-spacing="normal" fo:font-style="normal" fo:font-weight="normal" officeooo:rsid="000911f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Arial1" fo:font-size="12pt" fo:letter-spacing="normal" fo:font-style="normal" fo:font-weight="normal" officeooo:rsid="000911f2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07e9cb" style:text-blinking="false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style:text-blinking="false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solid" style:text-underline-width="auto" style:text-underline-color="font-color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2pt" fo:letter-spacing="normal" style:text-underline-style="none" fo:font-weight="normal" style:text-blinking="false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1" fo:font-size="12pt" fo:letter-spacing="normal" fo:font-style="normal" style:text-underline-style="none" fo:font-weight="normal" officeooo:rsid="000911f2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font-name="Arial1" fo:font-size="12pt" fo:letter-spacing="normal" fo:font-style="normal" fo:font-weight="normal" officeooo:rsid="000911f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style:font-name="Arial1" fo:font-size="12pt" fo:letter-spacing="normal" fo:font-style="normal" fo:font-weight="normal" officeooo:rsid="000911f2" style:font-size-asian="12pt" style:font-size-complex="12pt"/>
    </style:style>
    <style:style style:name="T39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Arial1" fo:font-size="12pt" fo:letter-spacing="normal" fo:font-style="normal" fo:font-weight="normal" officeooo:rsid="000911f2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Arial1" fo:font-size="12pt" fo:letter-spacing="normal" fo:font-style="normal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000000" style:font-name="Arial1" fo:font-size="12pt" fo:letter-spacing="normal" fo:font-style="normal" officeooo:rsid="000911f2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000000" style:font-name="Arial1" fo:font-size="12pt" fo:letter-spacing="normal" fo:font-style="normal" style:font-size-asian="12pt" style:font-size-complex="12pt"/>
    </style:style>
    <style:style style:name="T44" style:family="text">
      <style:text-properties fo:font-variant="normal" fo:text-transform="none" fo:color="#000000" style:font-name="Arial1" fo:font-size="12pt" fo:letter-spacing="normal" fo:font-style="normal" officeooo:rsid="000911f2" style:font-size-asian="12pt" style:font-size-complex="12pt"/>
    </style:style>
    <style:style style:name="T45" style:family="text">
      <style:text-properties fo:font-variant="normal" fo:text-transform="none" fo:color="#000000" style:font-name="Arial1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font-name="Arial1" fo:font-size="12pt" fo:letter-spacing="normal" fo:font-style="normal" fo:font-weight="bold" officeooo:rsid="000911f2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Arial1" fo:font-size="12pt" fo:letter-spacing="normal" fo:font-style="normal" fo:font-weight="bold" officeooo:rsid="000911f2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officeooo:rsid="000911f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font-name="Arial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variant="normal" fo:text-transform="none" fo:color="#000000" style:font-name="Arial1" fo:font-size="12pt" fo:letter-spacing="normal" fo:font-style="italic" fo:font-weight="normal" officeooo:rsid="000911f2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variant="normal" fo:text-transform="none" fo:color="#000000" style:font-name="Arial1" fo:font-size="12pt" fo:letter-spacing="normal" fo:font-weight="normal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Arial1" fo:font-size="12pt" fo:letter-spacing="normal" fo:font-weight="normal" officeooo:rsid="000911f2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Arial1" fo:letter-spacing="normal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Arial1" fo:letter-spacing="normal" fo:font-style="normal" fo:font-weight="normal" officeooo:rsid="000911f2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fo:font-size="12pt" fo:letter-spacing="normal" fo:font-style="normal" fo:font-weight="normal" officeooo:rsid="000911f2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1" fo:font-size="12pt" fo:font-style="normal" style:text-underline-style="none" fo:font-weight="normal" officeooo:rsid="000746d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officeooo:rsid="000746dc"/>
    </style:style>
    <style:style style:name="T62" style:family="text">
      <style:text-properties fo:font-size="14pt" fo:font-weight="bold" officeooo:rsid="000746dc" style:font-size-asian="14pt" style:font-weight-asian="bold" style:font-size-complex="14pt" style:font-weight-complex="bold"/>
    </style:style>
    <style:style style:name="T63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style:font-name="Arial1" fo:font-size="12pt" fo:font-style="normal" style:text-underline-style="none" fo:font-weight="normal" officeooo:rsid="0007e9cb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officeooo:rsid="000911f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ação de <text:span text:style-name="T61">D</text:span>iagramas</text:p>
      <text:p text:style-name="P2">A documentação do sistema a ser <text:span text:style-name="T61">construído</text:span>, utilizou a ferramenta ArgoUML e Astah. A documentação é parte integrante de qualquer sistema ou programa criado. A documentação de um software é composta por várias partes diferentes que abrangem todo o sistema e pode ser dividida em dois grandes grupos: documentação técnica e documentação de uso.</text:p>
      <text:p text:style-name="P4"><text:s text:c="4"/>Astah</text:p>
      <text:p text:style-name="P2">Astah é uma ferramenta de modelagem UML. 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.</text:p>
      <text:p text:style-name="P2">Astah é dividido em 3 programas:</text:p>
      <text:p text:style-name="P2">– Astah gsn: Proteção e segurança para engenheiros.</text:p>
      <text:p text:style-name="P2">– Astah professional: UML &amp; ERD (Modelo Entidade Relacionamento) plataforma para desenvolvimento de software.</text:p>
      <text:p text:style-name="P4">ArgoUML</text:p>
      <text:p text:style-name="P7"><text:span text:style-name="T59">ArgoUML é uma aplicação </text:span><text:span text:style-name="T60">opensource </text:span><text:span text:style-name="T59">que usa </text:span><text:span text:style-name="T60">UML </text:span><text:span text:style-name="T59">para modelar o desenho de </text:span><text:span text:style-name="T60">software </text:span><text:span text:style-name="T59">de </text:span><text:span text:style-name="T60">computador</text:span><text:span text:style-name="T59">. A aplicação corre na maior parte das plataformas uma vez que é implementada em </text:span><text:span text:style-name="T60">java</text:span><text:span text:style-name="T59">. Está distribuída sob a </text:span><text:span text:style-name="T60">licença BSD</text:span><text:span text:style-name="T59">. Providencia suporte para quase todos os tipos de diagrama da UML padrão e inclui suporte cognitivo.</text:span></text:p>
      <text:p text:style-name="P3">A Software Development Magazine realiza uma premiação anual entre ferramentas populares de desenvolvimento de software em várias categorias. Em 2003 o ArgoUML foi um dos finalistas na categoria "Ferramentas de Design e Análises". Ele recebeu um prêmio de revelação, derrotando várias ferramentas comerciais.</text:p>
      <text:p text:style-name="P7"><text:span text:style-name="T59">Apesar disso, até a versão 0.20, o ArgoUML estava ainda incompleto. Ele não tinha conformidade completa com o padrão UML</text:span><text:bookmark text:name="cite_ref-1"/><text:a xlink:type="simple" xlink:href="https://pt.wikipedia.org/wiki/ArgoUML#cite_note-1" text:style-name="Internet_20_link" text:visited-style-name="Visited_20_Internet_20_Link">[1]</text:a><text:span text:style-name="T59">e não oferecia suporte total a alguns tipos de diagramas, incluindo diagramas de </text:span><text:span text:style-name="T60">sequências.</text:span></text:p>
      <text:p text:style-name="P2"/>
      <text:p text:style-name="P6">Ferramenta de Controle de Versão</text:p>
      <text:p text:style-name="P2">Para o devido controle de versão Utilizou-se o GitHub, que que permite trabalhar sozinho ou com outras pessoas. De aficionados a profissionais, GitHub ajuda os desenvolvedores a simplificar a maneira como eles compõem o software.</text:p>
      <text:p text:style-name="P7"><text:span text:style-name="T59">GitHub é um Serviço de </text:span><text:span text:style-name="T60">Web Hosting </text:span><text:span text:style-name="T59">Compartilhado para projetos que usam o controle de versionamento </text:span><text:span text:style-name="T60">GIT</text:span><text:span text:style-name="T59">. Lançado em 2008 e é usado desde então para que desenvolvedores possam hospedar seus projetos. Para controle de versão é usado o Git.</text:span></text:p>
      <text:p text:style-name="P7"><text:soft-page-break/><text:span text:style-name="T59">É escrito em </text:span><text:span text:style-name="T60">Ruby on Rails</text:span><text:span text:style-name="T59"> pelos desenvolvedores da Logical Awesome (Chris Wanstrath, PJ Hyett e Tom Preston - Wernder). O GitHub possui planos comerciais e gratuitos para projetos de código aberto.</text:span></text:p>
      <text:p text:style-name="P2">O Github, é na verdade uma rede social ou uma fábrica social de software, que desenvolve e promove milhares de códigos fontes pré armazenados, para as mais diversas finalidades.</text:p>
      <text:p text:style-name="P2">Este site possui funcionalidades de uma rede social como feeds, followers, wiki e um gráfico que mostra como os desenvolvedores trabalham as versões de seus repositórios.</text:p>
      <text:p text:style-name="P2"/>
      <text:p text:style-name="P6">I<text:span text:style-name="T61">DE</text:span> </text:p>
      <text:p text:style-name="P8"><text:span text:style-name="T63">Como interface de desenvolvimento usamos o NetBeans IDE 8.0, </text:span><text:span text:style-name="T64">a sua primeira versão foi </text:span><text:span text:style-name="T32">iniciado em 1996 por dois estudantes tchecos na Universidade de Charles, em </text:span><text:a xlink:type="simple" xlink:href="https://pt.wikipedia.org/wiki/Praga" text:style-name="Internet_20_link" text:visited-style-name="Visited_20_Internet_20_Link">Praga</text:a><text:span text:style-name="T22">. </text:span><text:span text:style-name="T23">Nessa época a linguagem de programação java viria a ser popular futuramente. </text:span></text:p>
      <text:p text:style-name="P8"><text:span text:style-name="T23">Em 1999 o projeto já havia evoluído para uma IDE proprietário, com o nome de NetBeans DeveloperX2, nome que veio da ideia de reutilização de componentes que era a base do Java. Nessa época a empresa Sun Microsystems havia desistido de sua IDE Java Workshop e, procurando por novas iniciativas, adquiriu o projeto NetBeans DeveloperX2 incorporando-o a sua linha de softwares.</text:span></text:p>
      <text:p text:style-name="P8"><text:span text:style-name="T23">O NetBeans fornece uma base sólida para a criação de projetos e módulos, possui um grande conjunto de bibliotecas, módulos e APIs (Application Program Interface, um conjunto de rotinas, protocolos e ferramentas para a construção de aplicativos de software) além de uma documentação vasta <text:s/>inclusive em português bem organizada. Tais recursos auxiliam o desenvolvedor a escrever seu software de maneira mais rápida.</text:span><text:line-break/></text:p>
      <text:p text:style-name="Text_20_body"><text:line-break/><text:span text:style-name="T62">Linguagem</text:span></text:p>
      <text:p text:style-name="P1"><text:span text:style-name="T65">A linguagem utilizada para desenvolvimento da aplicação <text:s/>foi o java. Muito hoje em dia é falado sobre Java e toda a revolução que ela vem provocando no way-of-life de programadores, analistas e internautas. </text:span></text:p>
      <text:p text:style-name="P10"><text:span text:style-name="T33">Java é uma linguagem de programação orientada a objetos, desenvolvida por uma pequena equipe de pessoas na Sun Microsystems. Inicialmente elaborada para ser a linguagem-base de projetos de software para produtos eletrônicos. </text:span><text:span text:style-name="T34">Possui uma s</text:span><text:span text:style-name="T33">intaxe similar a </text:span><text:span text:style-name="T34">linguagem </text:span><text:a xlink:type="simple" xlink:href="https://pt.wikipedia.org/wiki/C_(linguagem_de_programação)" text:style-name="Internet_20_link" text:visited-style-name="Visited_20_Internet_20_Link"><text:span text:style-name="T24">C</text:span></text:a><text:span text:style-name="T33">/</text:span><text:a xlink:type="simple" xlink:href="https://pt.wikipedia.org/wiki/C%2B%2B" text:style-name="Internet_20_link" text:visited-style-name="Visited_20_Internet_20_Link"><text:span text:style-name="T24">C++</text:span></text:a><text:span text:style-name="T33">/C#, </text:span><text:span text:style-name="T34">e simples no ponto de vista especificação e ambiente de execução. O java possui uma grande quantidade de bibliotecas nativas e aceito para se trabalhar com multitreads. Programas em Java são formados por uma coleção de classes armazenadas independentemente e que podem ser carregadas no momento de utiliz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Open Sans" svg:font-family="'Open Sans', sans-serif"/>
    <style:font-face style:name="PT Sans" svg:font-family="'PT Sans', Arial, Tahoma, Verdana, sans-serif"/>
    <style:font-face style:name="Roboto" svg:font-family="Roboto, apple-system, BlinkMacSystemFont, 'Helvetica Neue', 'Segoe UI', Oxygen, Ubuntu, Cantarell, 'Open Sans', sans-serif"/>
    <style:font-face style:name="helvetica" svg:font-family="helvetica, Arial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8:55:33.442397514</meta:creation-date>
    <dc:date>2016-12-14T20:06:50.786167503</dc:date>
    <meta:editing-duration>PT25M1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2" meta:paragraph-count="24" meta:word-count="732" meta:character-count="4731" meta:non-whitespace-character-count="4010"/>
  </office:meta>
</office:document-meta>
</file>